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1" svg:font-family="Arial" style:font-family-generic="swiss"/>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1pt" officeooo:rsid="001a0d04" officeooo:paragraph-rsid="001a0d04" style:font-size-asian="11pt" style:font-size-complex="11pt"/>
    </style:style>
    <style:style style:name="P2" style:family="paragraph" style:parent-style-name="Standard">
      <style:text-properties fo:font-size="11pt" fo:font-weight="bold" officeooo:rsid="002320ea" officeooo:paragraph-rsid="002320ea" style:font-size-asian="11pt" style:font-weight-asian="bold" style:font-size-complex="11pt" style:font-weight-complex="bold"/>
    </style:style>
    <style:style style:name="P3" style:family="paragraph" style:parent-style-name="Standard">
      <style:text-properties fo:font-size="11pt" fo:font-weight="normal" officeooo:rsid="00259035" officeooo:paragraph-rsid="00259035" style:font-size-asian="11pt" style:font-weight-asian="normal" style:font-size-complex="11pt" style:font-weight-complex="normal"/>
    </style:style>
    <style:style style:name="T1" style:family="text">
      <style:text-properties officeooo:rsid="001b761e"/>
    </style:style>
    <style:style style:name="T2" style:family="text">
      <style:text-properties officeooo:rsid="001d4a06"/>
    </style:style>
    <style:style style:name="T3" style:family="text">
      <style:text-properties fo:font-weight="bold" officeooo:rsid="002320ea" style:font-weight-asian="bold" style:font-weight-complex="bold"/>
    </style:style>
    <style:style style:name="T4" style:family="text">
      <style:text-properties officeooo:rsid="0025903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illiam Frank</text:p>
      <text:p text:style-name="P1">3/9/19</text:p>
      <text:p text:style-name="P1">Midterm Report</text:p>
      <text:p text:style-name="P1"/>
      <text:p text:style-name="P1"/>
      <text:p text:style-name="P1"><text:span text:style-name="T3">Introduction and Background:</text:span><text:tab/></text:p>
      <text:p text:style-name="P1">With this project I will be attempting to predict stock price movement, specifically by using news <text:span text:style-name="T4">articles and their headlines</text:span>. Stock prices, and the stock market as a whole, react to events going on around the world, and that reaction is one that can be very hard to predict. Sometimes these events have a more obvious correlation, like a new product being announced, or stock <text:span text:style-name="T1">market performance in other countries. Other times however, events are more tenuously related: natural disasters, political happenings, etc. Because my method requires on interpreting headlines it is fundamentally a natural language processing problem. </text:span></text:p>
      <text:p text:style-name="P1"/>
      <text:p text:style-name="P1"/>
      <text:p text:style-name="P2">Motivation:</text:p>
      <text:p text:style-name="P1"><text:span text:style-name="T2">The stock market is affected by an incomprehensible number of factors in ways that humans could never properly account for. Machine learning algorithms can construct models that take hundreds of thousands of attributes into account when assigning a final label. They can also assign weights to these attributes that might otherwise be completely illogical to a human. The stock market is something that also generates a tremendous amount of data, which needs to be consumed and acted on in a fraction of a second to maximize reward. </text:span></text:p>
      <text:p text:style-name="P1"/>
      <text:p text:style-name="P1"/>
      <text:p text:style-name="P2">Progress:</text:p>
      <text:p text:style-name="P3">As the basis of this project i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Arial1" svg:font-family="Arial" style:font-family-generic="swiss"/>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Times New Roman" fo:font-family="'Times New Roman'" style:font-family-generic="roman"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 fo:font-family="'Times New Roman'" style:font-family-generic="roman"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7T19:53:28.002000000</meta:creation-date>
    <dc:date>2019-03-08T19:02:34.381000000</dc:date>
    <meta:editing-duration>PT21H27M29S</meta:editing-duration>
    <meta:editing-cycles>3</meta:editing-cycles>
    <meta:generator>LibreOffice/6.0.1.1$Windows_X86_64 LibreOffice_project/60bfb1526849283ce2491346ed2aa51c465abfe6</meta:generator>
    <meta:document-statistic meta:table-count="0" meta:image-count="0" meta:object-count="0" meta:page-count="1" meta:paragraph-count="9" meta:word-count="202" meta:character-count="1279" meta:non-whitespace-character-count="1082"/>
  </office:meta>
</office:document-meta>
</file>